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4496" officeooo:paragraph-rsid="00194496"/>
    </style:style>
    <style:style style:name="P2" style:family="paragraph" style:parent-style-name="Standard">
      <style:text-properties officeooo:rsid="00194496" officeooo:paragraph-rsid="0039d507"/>
    </style:style>
    <style:style style:name="P3" style:family="paragraph" style:parent-style-name="Standard">
      <style:text-properties officeooo:rsid="00194496" officeooo:paragraph-rsid="003f2337"/>
    </style:style>
    <style:style style:name="P4" style:family="paragraph" style:parent-style-name="Standard">
      <style:text-properties officeooo:rsid="00194496" officeooo:paragraph-rsid="00516b18"/>
    </style:style>
    <style:style style:name="P5" style:family="paragraph" style:parent-style-name="Standard">
      <style:text-properties officeooo:paragraph-rsid="00194496"/>
    </style:style>
    <style:style style:name="P6" style:family="paragraph" style:parent-style-name="Standard">
      <style:text-properties officeooo:rsid="001d3f01" officeooo:paragraph-rsid="001ee947"/>
    </style:style>
    <style:style style:name="P7" style:family="paragraph" style:parent-style-name="Standard">
      <style:text-properties officeooo:rsid="001d3f01" officeooo:paragraph-rsid="00677890"/>
    </style:style>
    <style:style style:name="P8" style:family="paragraph" style:parent-style-name="Standard">
      <style:text-properties officeooo:rsid="0024fc34" officeooo:paragraph-rsid="0024fc34"/>
    </style:style>
    <style:style style:name="P9" style:family="paragraph" style:parent-style-name="Standard">
      <style:text-properties officeooo:rsid="0024fc34" officeooo:paragraph-rsid="0060512a"/>
    </style:style>
    <style:style style:name="P10" style:family="paragraph" style:parent-style-name="Standard">
      <style:text-properties officeooo:rsid="002bc124" officeooo:paragraph-rsid="002bc124"/>
    </style:style>
    <style:style style:name="P11" style:family="paragraph" style:parent-style-name="Standard">
      <style:text-properties officeooo:paragraph-rsid="002e37c3"/>
    </style:style>
    <style:style style:name="P12" style:family="paragraph" style:parent-style-name="Standard">
      <style:text-properties officeooo:paragraph-rsid="0039d507"/>
    </style:style>
    <style:style style:name="P13" style:family="paragraph" style:parent-style-name="Standard">
      <style:text-properties officeooo:rsid="003a43aa" officeooo:paragraph-rsid="003a43aa"/>
    </style:style>
    <style:style style:name="P14" style:family="paragraph" style:parent-style-name="Standard">
      <style:text-properties officeooo:rsid="003c249d" officeooo:paragraph-rsid="003c249d"/>
    </style:style>
    <style:style style:name="P15" style:family="paragraph" style:parent-style-name="Standard">
      <style:text-properties officeooo:rsid="003c8440" officeooo:paragraph-rsid="003c8440"/>
    </style:style>
    <style:style style:name="P16" style:family="paragraph" style:parent-style-name="Standard">
      <style:text-properties officeooo:paragraph-rsid="003c8440"/>
    </style:style>
    <style:style style:name="P17" style:family="paragraph" style:parent-style-name="Standard">
      <style:text-properties officeooo:rsid="003d58f7" officeooo:paragraph-rsid="003d58f7"/>
    </style:style>
    <style:style style:name="P18" style:family="paragraph" style:parent-style-name="Standard">
      <style:text-properties officeooo:rsid="003f2337" officeooo:paragraph-rsid="003f2337"/>
    </style:style>
    <style:style style:name="P19" style:family="paragraph" style:parent-style-name="Standard">
      <style:text-properties officeooo:rsid="004513e2" officeooo:paragraph-rsid="004513e2"/>
    </style:style>
    <style:style style:name="P20" style:family="paragraph" style:parent-style-name="Standard">
      <style:text-properties officeooo:paragraph-rsid="004ace56"/>
    </style:style>
    <style:style style:name="P21" style:family="paragraph" style:parent-style-name="Standard">
      <style:text-properties officeooo:paragraph-rsid="00503c8c"/>
    </style:style>
    <style:style style:name="P22" style:family="paragraph" style:parent-style-name="Standard">
      <style:text-properties officeooo:rsid="00516b18" officeooo:paragraph-rsid="00516b18"/>
    </style:style>
    <style:style style:name="P23" style:family="paragraph" style:parent-style-name="Standard">
      <style:text-properties officeooo:rsid="0055a41e" officeooo:paragraph-rsid="0055a41e"/>
    </style:style>
    <style:style style:name="P24" style:family="paragraph" style:parent-style-name="Standard">
      <style:text-properties officeooo:paragraph-rsid="0055a41e"/>
    </style:style>
    <style:style style:name="P25" style:family="paragraph" style:parent-style-name="Standard">
      <style:text-properties officeooo:rsid="005677f6" officeooo:paragraph-rsid="005677f6"/>
    </style:style>
    <style:style style:name="P26" style:family="paragraph" style:parent-style-name="Standard">
      <style:text-properties officeooo:paragraph-rsid="00578357"/>
    </style:style>
    <style:style style:name="P27" style:family="paragraph" style:parent-style-name="Standard">
      <style:text-properties officeooo:paragraph-rsid="003c249d"/>
    </style:style>
    <style:style style:name="P28" style:family="paragraph" style:parent-style-name="Standard">
      <style:text-properties officeooo:rsid="00451866" officeooo:paragraph-rsid="00451866"/>
    </style:style>
    <style:style style:name="P29" style:family="paragraph" style:parent-style-name="Standard">
      <style:text-properties officeooo:paragraph-rsid="0060512a"/>
    </style:style>
    <style:style style:name="P30" style:family="paragraph" style:parent-style-name="Standard">
      <style:text-properties officeooo:paragraph-rsid="00677890"/>
    </style:style>
    <style:style style:name="P31" style:family="paragraph" style:parent-style-name="Text_20_body">
      <style:text-properties officeooo:rsid="0028148b" officeooo:paragraph-rsid="0028148b"/>
    </style:style>
    <style:style style:name="P32" style:family="paragraph" style:parent-style-name="Text_20_body">
      <style:text-properties fo:font-weight="normal" officeooo:rsid="00301614" officeooo:paragraph-rsid="00330ead" style:font-weight-asian="normal" style:font-weight-complex="normal"/>
    </style:style>
    <style:style style:name="P33" style:family="paragraph" style:parent-style-name="Text_20_body">
      <style:text-properties officeooo:rsid="002d9c2f" officeooo:paragraph-rsid="002d9c2f"/>
    </style:style>
    <style:style style:name="P34" style:family="paragraph" style:parent-style-name="Text_20_body">
      <style:paragraph-properties fo:text-align="center" style:justify-single-word="false"/>
      <style:text-properties officeooo:paragraph-rsid="00458b87"/>
    </style:style>
    <style:style style:name="P35" style:family="paragraph" style:parent-style-name="Text_20_body">
      <style:text-properties officeooo:paragraph-rsid="004ace56"/>
    </style:style>
    <style:style style:name="P36" style:family="paragraph" style:parent-style-name="Text_20_body">
      <style:paragraph-properties fo:text-align="center" style:justify-single-word="false"/>
      <style:text-properties officeooo:rsid="005677f6" officeooo:paragraph-rsid="005677f6"/>
    </style:style>
    <style:style style:name="P37" style:family="paragraph" style:parent-style-name="Title">
      <style:text-properties officeooo:rsid="0024fc34" officeooo:paragraph-rsid="0024fc34"/>
    </style:style>
    <style:style style:name="P38" style:family="paragraph" style:parent-style-name="Standard">
      <style:paragraph-properties fo:margin-top="0.0398in" fo:margin-bottom="0.0398in" loext:contextual-spacing="false"/>
      <style:text-properties fo:font-weight="normal" officeooo:rsid="005677f6" officeooo:paragraph-rsid="005677f6" style:font-weight-asian="normal" style:font-weight-complex="normal"/>
    </style:style>
    <style:style style:name="P39" style:family="paragraph" style:parent-style-name="Heading_20_1">
      <style:text-properties officeooo:paragraph-rsid="0028148b"/>
    </style:style>
    <style:style style:name="P40" style:family="paragraph" style:parent-style-name="Heading_20_1">
      <style:text-properties officeooo:rsid="002bc124" officeooo:paragraph-rsid="002d9c2f"/>
    </style:style>
    <style:style style:name="P41" style:family="paragraph" style:parent-style-name="Heading_20_1">
      <style:text-properties officeooo:rsid="002b8748" officeooo:paragraph-rsid="002bc124"/>
    </style:style>
    <style:style style:name="P42" style:family="paragraph" style:parent-style-name="Standard" style:list-style-name="L3">
      <style:paragraph-properties fo:margin-top="0.0398in" fo:margin-bottom="0.0398in" loext:contextual-spacing="false"/>
      <style:text-properties officeooo:paragraph-rsid="00330ead"/>
    </style:style>
    <style:style style:name="P43" style:family="paragraph" style:parent-style-name="Standard" style:list-style-name="L4">
      <style:paragraph-properties fo:margin-top="0.0398in" fo:margin-bottom="0.0398in" loext:contextual-spacing="false"/>
      <style:text-properties officeooo:paragraph-rsid="00330ead"/>
    </style:style>
    <style:style style:name="P44" style:family="paragraph" style:parent-style-name="Standard" style:list-style-name="L5">
      <style:paragraph-properties fo:margin-top="0.0398in" fo:margin-bottom="0.0398in" loext:contextual-spacing="false"/>
      <style:text-properties officeooo:rsid="002e37c3" officeooo:paragraph-rsid="002e37c3"/>
    </style:style>
    <style:style style:name="P45" style:family="paragraph" style:parent-style-name="Standard" style:list-style-name="L5">
      <style:paragraph-properties fo:margin-top="0.0398in" fo:margin-bottom="0.0398in" loext:contextual-spacing="false"/>
      <style:text-properties officeooo:paragraph-rsid="002e37c3"/>
    </style:style>
    <style:style style:name="P46" style:family="paragraph" style:parent-style-name="Standard" style:list-style-name="L6">
      <style:paragraph-properties fo:margin-top="0.0398in" fo:margin-bottom="0.0398in" loext:contextual-spacing="false"/>
      <style:text-properties fo:font-weight="normal" officeooo:rsid="003c647b" officeooo:paragraph-rsid="003c249d" style:font-weight-asian="normal" style:font-weight-complex="normal"/>
    </style:style>
    <style:style style:name="P47" style:family="paragraph" style:parent-style-name="Standard" style:list-style-name="L10">
      <style:paragraph-properties fo:margin-top="0.0398in" fo:margin-bottom="0.0398in" loext:contextual-spacing="false"/>
      <style:text-properties fo:font-weight="normal" officeooo:rsid="005326ce" officeooo:paragraph-rsid="00677890" style:font-weight-asian="normal" style:font-weight-complex="normal"/>
    </style:style>
    <style:style style:name="P48" style:family="paragraph" style:parent-style-name="Standard" style:list-style-name="L10">
      <style:paragraph-properties fo:margin-top="0.0398in" fo:margin-bottom="0.0398in" loext:contextual-spacing="false"/>
      <style:text-properties fo:font-weight="normal" officeooo:rsid="005677f6" officeooo:paragraph-rsid="005677f6" style:font-weight-asian="normal" style:font-weight-complex="normal"/>
    </style:style>
    <style:style style:name="P49" style:family="paragraph" style:parent-style-name="Standard" style:list-style-name="L6">
      <style:paragraph-properties fo:margin-top="0.0398in" fo:margin-bottom="0.0398in" loext:contextual-spacing="false"/>
      <style:text-properties officeooo:rsid="003c249d" officeooo:paragraph-rsid="003c249d"/>
    </style:style>
    <style:style style:name="P50" style:family="paragraph" style:parent-style-name="Standard" style:list-style-name="L7">
      <style:paragraph-properties fo:margin-top="0.0398in" fo:margin-bottom="0.0398in" loext:contextual-spacing="false"/>
      <style:text-properties officeooo:rsid="003c8440" officeooo:paragraph-rsid="003c8440"/>
    </style:style>
    <style:style style:name="P51" style:family="paragraph" style:parent-style-name="Standard" style:list-style-name="L7">
      <style:paragraph-properties fo:margin-top="0.0398in" fo:margin-bottom="0.0398in" loext:contextual-spacing="false"/>
      <style:text-properties officeooo:paragraph-rsid="003c8440"/>
    </style:style>
    <style:style style:name="P52" style:family="paragraph" style:parent-style-name="Standard" style:list-style-name="L8">
      <style:paragraph-properties fo:margin-top="0.0398in" fo:margin-bottom="0.0398in" loext:contextual-spacing="false"/>
      <style:text-properties officeooo:rsid="003d58f7" officeooo:paragraph-rsid="003d58f7"/>
    </style:style>
    <style:style style:name="P53" style:family="paragraph" style:parent-style-name="Standard" style:list-style-name="L8">
      <style:paragraph-properties fo:margin-top="0.0398in" fo:margin-bottom="0.0398in" loext:contextual-spacing="false"/>
      <style:text-properties officeooo:paragraph-rsid="003f2337"/>
    </style:style>
    <style:style style:name="P54" style:family="paragraph" style:parent-style-name="Standard" style:list-style-name="L8">
      <style:paragraph-properties fo:margin-top="0.0398in" fo:margin-bottom="0.0398in" loext:contextual-spacing="false"/>
      <style:text-properties officeooo:paragraph-rsid="003d58f7"/>
    </style:style>
    <style:style style:name="P55" style:family="paragraph" style:parent-style-name="Standard" style:list-style-name="L9">
      <style:paragraph-properties fo:margin-top="0.0398in" fo:margin-bottom="0.0398in" loext:contextual-spacing="false"/>
      <style:text-properties officeooo:paragraph-rsid="003f2337"/>
    </style:style>
    <style:style style:name="P56" style:family="paragraph" style:parent-style-name="Standard" style:list-style-name="L9">
      <style:paragraph-properties fo:margin-top="0.0398in" fo:margin-bottom="0.0398in" loext:contextual-spacing="false"/>
      <style:text-properties officeooo:rsid="003f2337" officeooo:paragraph-rsid="003f2337"/>
    </style:style>
    <style:style style:name="P57" style:family="paragraph" style:parent-style-name="Standard" style:list-style-name="L10">
      <style:paragraph-properties fo:margin-top="0.0398in" fo:margin-bottom="0.0398in" loext:contextual-spacing="false"/>
      <style:text-properties officeooo:paragraph-rsid="003c8440"/>
    </style:style>
    <style:style style:name="P58" style:family="paragraph" style:parent-style-name="Standard" style:list-style-name="L10">
      <style:paragraph-properties fo:margin-top="0.0398in" fo:margin-bottom="0.0398in" loext:contextual-spacing="false"/>
      <style:text-properties officeooo:paragraph-rsid="004599e7"/>
    </style:style>
    <style:style style:name="P59" style:family="paragraph" style:parent-style-name="Standard" style:list-style-name="L10">
      <style:paragraph-properties fo:margin-top="0.0398in" fo:margin-bottom="0.0398in" loext:contextual-spacing="false"/>
      <style:text-properties officeooo:paragraph-rsid="00481dd2"/>
    </style:style>
    <style:style style:name="P60" style:family="paragraph" style:parent-style-name="Standard" style:list-style-name="L10">
      <style:paragraph-properties fo:margin-top="0.0398in" fo:margin-bottom="0.0398in" loext:contextual-spacing="false"/>
      <style:text-properties officeooo:paragraph-rsid="004c5dbf"/>
    </style:style>
    <style:style style:name="P61" style:family="paragraph" style:parent-style-name="Standard" style:list-style-name="L10">
      <style:paragraph-properties fo:margin-top="0.0398in" fo:margin-bottom="0.0398in" loext:contextual-spacing="false"/>
      <style:text-properties officeooo:paragraph-rsid="00516b18"/>
    </style:style>
    <style:style style:name="P62" style:family="paragraph" style:parent-style-name="Standard" style:list-style-name="L10">
      <style:paragraph-properties fo:margin-top="0.0398in" fo:margin-bottom="0.0398in" loext:contextual-spacing="false"/>
      <style:text-properties officeooo:paragraph-rsid="00578357"/>
    </style:style>
    <style:style style:name="P63" style:family="paragraph" style:parent-style-name="Standard" style:list-style-name="L10">
      <style:paragraph-properties fo:margin-top="0.0398in" fo:margin-bottom="0.0398in" loext:contextual-spacing="false"/>
      <style:text-properties officeooo:paragraph-rsid="0055a41e"/>
    </style:style>
    <style:style style:name="P64" style:family="paragraph" style:parent-style-name="Standard" style:list-style-name="L10">
      <style:paragraph-properties fo:margin-top="0.0398in" fo:margin-bottom="0.0398in" loext:contextual-spacing="false"/>
      <style:text-properties officeooo:paragraph-rsid="005677f6"/>
    </style:style>
    <style:style style:name="P65" style:family="paragraph" style:parent-style-name="Standard" style:list-style-name="L10">
      <style:paragraph-properties fo:margin-top="0.0398in" fo:margin-bottom="0.0398in" loext:contextual-spacing="false"/>
      <style:text-properties officeooo:rsid="003c647b" officeooo:paragraph-rsid="00578357"/>
    </style:style>
    <style:style style:name="P66" style:family="paragraph" style:parent-style-name="Standard" style:list-style-name="L10">
      <style:paragraph-properties fo:margin-top="0.0398in" fo:margin-bottom="0.0398in" loext:contextual-spacing="false"/>
      <style:text-properties officeooo:rsid="003c647b" officeooo:paragraph-rsid="004c5dbf"/>
    </style:style>
    <style:style style:name="P67" style:family="paragraph" style:parent-style-name="Standard" style:list-style-name="L10">
      <style:paragraph-properties fo:margin-top="0.0398in" fo:margin-bottom="0.0398in" loext:contextual-spacing="false"/>
      <style:text-properties officeooo:rsid="005326ce" officeooo:paragraph-rsid="005326ce"/>
    </style:style>
    <style:style style:name="P68" style:family="paragraph" style:parent-style-name="Standard" style:list-style-name="L10">
      <style:paragraph-properties fo:margin-top="0.0398in" fo:margin-bottom="0.0398in" loext:contextual-spacing="false"/>
      <style:text-properties officeooo:rsid="005326ce" officeooo:paragraph-rsid="00677890"/>
    </style:style>
    <style:style style:name="P69" style:family="paragraph" style:parent-style-name="Standard" style:list-style-name="L10">
      <style:paragraph-properties fo:margin-top="0.0398in" fo:margin-bottom="0.0398in" loext:contextual-spacing="false"/>
      <style:text-properties officeooo:rsid="00540359" officeooo:paragraph-rsid="00540359"/>
    </style:style>
    <style:style style:name="P70" style:family="paragraph" style:parent-style-name="Text_20_body" style:list-style-name="L1">
      <style:text-properties officeooo:paragraph-rsid="00330ead"/>
    </style:style>
    <style:style style:name="P71" style:family="paragraph" style:parent-style-name="Text_20_body" style:list-style-name="L1">
      <style:text-properties officeooo:paragraph-rsid="0030a112"/>
    </style:style>
    <style:style style:name="P72" style:family="paragraph" style:parent-style-name="Text_20_body" style:list-style-name="L1">
      <style:text-properties officeooo:rsid="00314266" officeooo:paragraph-rsid="0030a112"/>
    </style:style>
    <style:style style:name="P73" style:family="paragraph" style:parent-style-name="Text_20_body" style:list-style-name="L2">
      <style:text-properties officeooo:paragraph-rsid="0028148b"/>
    </style:style>
    <style:style style:name="P74" style:family="paragraph" style:parent-style-name="Text_20_body" style:list-style-name="L2">
      <style:text-properties officeooo:paragraph-rsid="002d9c2f"/>
    </style:style>
    <style:style style:name="P75" style:family="paragraph" style:parent-style-name="Text_20_body" style:list-style-name="L2">
      <style:text-properties officeooo:rsid="002b8748" officeooo:paragraph-rsid="002b8748"/>
    </style:style>
    <style:style style:name="P76" style:family="paragraph" style:parent-style-name="Text_20_body" style:list-style-name="L2">
      <style:text-properties officeooo:rsid="006431f7" officeooo:paragraph-rsid="006431f7"/>
    </style:style>
    <style:style style:name="P77" style:family="paragraph" style:parent-style-name="Text_20_body" style:list-style-name="L11">
      <style:text-properties officeooo:rsid="0028148b" officeooo:paragraph-rsid="002bc124"/>
    </style:style>
    <style:style style:name="T1" style:family="text">
      <style:text-properties officeooo:rsid="00194496"/>
    </style:style>
    <style:style style:name="T2" style:family="text">
      <style:text-properties officeooo:rsid="001bd421"/>
    </style:style>
    <style:style style:name="T3" style:family="text">
      <style:text-properties officeooo:rsid="001a1051"/>
    </style:style>
    <style:style style:name="T4" style:family="text">
      <style:text-properties officeooo:rsid="001cd766"/>
    </style:style>
    <style:style style:name="T5" style:family="text">
      <style:text-properties officeooo:rsid="001d3f01"/>
    </style:style>
    <style:style style:name="T6" style:family="text">
      <style:text-properties fo:font-weight="bold" style:font-weight-asian="bold" style:font-weight-complex="bold"/>
    </style:style>
    <style:style style:name="T7" style:family="text">
      <style:text-properties fo:font-weight="bold" officeooo:rsid="001bd421" style:font-weight-asian="bold" style:font-weight-complex="bold"/>
    </style:style>
    <style:style style:name="T8" style:family="text">
      <style:text-properties fo:font-weight="bold" officeooo:rsid="001ee947" style:font-weight-asian="bold" style:font-weight-complex="bold"/>
    </style:style>
    <style:style style:name="T9" style:family="text">
      <style:text-properties fo:font-weight="bold" officeooo:rsid="001f8aca" style:font-weight-asian="bold" style:font-weight-complex="bold"/>
    </style:style>
    <style:style style:name="T10" style:family="text">
      <style:text-properties fo:font-weight="bold" officeooo:rsid="001a1051" style:font-weight-asian="bold" style:font-weight-complex="bold"/>
    </style:style>
    <style:style style:name="T11" style:family="text">
      <style:text-properties fo:font-weight="bold" officeooo:rsid="00194496" style:font-weight-asian="bold" style:font-weight-complex="bold"/>
    </style:style>
    <style:style style:name="T12" style:family="text">
      <style:text-properties fo:font-weight="bold" officeooo:rsid="001d3f01" style:font-weight-asian="bold" style:font-weight-complex="bold"/>
    </style:style>
    <style:style style:name="T13" style:family="text">
      <style:text-properties fo:font-weight="bold" officeooo:rsid="001fa565" style:font-weight-asian="bold" style:font-weight-complex="bold"/>
    </style:style>
    <style:style style:name="T14" style:family="text">
      <style:text-properties fo:font-weight="bold" officeooo:rsid="0020d7a2" style:font-weight-asian="bold" style:font-weight-complex="bold"/>
    </style:style>
    <style:style style:name="T15" style:family="text">
      <style:text-properties fo:font-weight="bold" officeooo:rsid="002129ec" style:font-weight-asian="bold" style:font-weight-complex="bold"/>
    </style:style>
    <style:style style:name="T16" style:family="text">
      <style:text-properties fo:font-weight="bold" officeooo:rsid="0022f1b1" style:font-weight-asian="bold" style:font-weight-complex="bold"/>
    </style:style>
    <style:style style:name="T17" style:family="text">
      <style:text-properties fo:font-weight="bold" officeooo:rsid="0028148b" style:font-weight-asian="bold" style:font-weight-complex="bold"/>
    </style:style>
    <style:style style:name="T18" style:family="text">
      <style:text-properties fo:font-weight="bold" officeooo:rsid="002d9c2f" style:font-weight-asian="bold" style:font-weight-complex="bold"/>
    </style:style>
    <style:style style:name="T19" style:family="text">
      <style:text-properties fo:font-weight="bold" officeooo:rsid="00330ead" style:font-weight-asian="bold" style:font-weight-complex="bold"/>
    </style:style>
    <style:style style:name="T20" style:family="text">
      <style:text-properties fo:font-weight="bold" officeooo:rsid="002e37c3" style:font-weight-asian="bold" style:font-weight-complex="bold"/>
    </style:style>
    <style:style style:name="T21" style:family="text">
      <style:text-properties fo:font-weight="bold" officeooo:rsid="003c8440" style:font-weight-asian="bold" style:font-weight-complex="bold"/>
    </style:style>
    <style:style style:name="T22" style:family="text">
      <style:text-properties fo:font-weight="bold" officeooo:rsid="00578357"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d3f01" style:font-weight-asian="normal" style:font-weight-complex="normal"/>
    </style:style>
    <style:style style:name="T25" style:family="text">
      <style:text-properties fo:font-weight="normal" officeooo:rsid="001d40f8" style:font-weight-asian="normal" style:font-weight-complex="normal"/>
    </style:style>
    <style:style style:name="T26" style:family="text">
      <style:text-properties fo:font-weight="normal" officeooo:rsid="001ee947" style:font-weight-asian="normal" style:font-weight-complex="normal"/>
    </style:style>
    <style:style style:name="T27" style:family="text">
      <style:text-properties fo:font-weight="normal" officeooo:rsid="001f8aca" style:font-weight-asian="normal" style:font-weight-complex="normal"/>
    </style:style>
    <style:style style:name="T28" style:family="text">
      <style:text-properties fo:font-weight="normal" officeooo:rsid="0022f1b1" style:font-weight-asian="normal" style:font-weight-complex="normal"/>
    </style:style>
    <style:style style:name="T29" style:family="text">
      <style:text-properties fo:font-weight="normal" officeooo:rsid="00301614" style:font-weight-asian="normal" style:font-weight-complex="normal"/>
    </style:style>
    <style:style style:name="T30" style:family="text">
      <style:text-properties fo:font-weight="normal" officeooo:rsid="0028148b" style:font-weight-asian="normal" style:font-weight-complex="normal"/>
    </style:style>
    <style:style style:name="T31" style:family="text">
      <style:text-properties fo:font-weight="normal" officeooo:rsid="00314266" style:font-weight-asian="normal" style:font-weight-complex="normal"/>
    </style:style>
    <style:style style:name="T32" style:family="text">
      <style:text-properties fo:font-weight="normal" officeooo:rsid="0030ddc7" style:font-weight-asian="normal" style:font-weight-complex="normal"/>
    </style:style>
    <style:style style:name="T33" style:family="text">
      <style:text-properties fo:font-weight="normal" officeooo:rsid="0026b946" style:font-weight-asian="normal" style:font-weight-complex="normal"/>
    </style:style>
    <style:style style:name="T34" style:family="text">
      <style:text-properties fo:font-weight="normal" officeooo:rsid="00330ead" style:font-weight-asian="normal" style:font-weight-complex="normal"/>
    </style:style>
    <style:style style:name="T35" style:family="text">
      <style:text-properties fo:font-weight="normal" officeooo:rsid="003341c3" style:font-weight-asian="normal" style:font-weight-complex="normal"/>
    </style:style>
    <style:style style:name="T36" style:family="text">
      <style:text-properties fo:font-weight="normal" officeooo:rsid="003a43aa" style:font-weight-asian="normal" style:font-weight-complex="normal"/>
    </style:style>
    <style:style style:name="T37" style:family="text">
      <style:text-properties fo:font-weight="normal" officeooo:rsid="003c647b" style:font-weight-asian="normal" style:font-weight-complex="normal"/>
    </style:style>
    <style:style style:name="T38" style:family="text">
      <style:text-properties fo:font-weight="normal" officeooo:rsid="003c8440" style:font-weight-asian="normal" style:font-weight-complex="normal"/>
    </style:style>
    <style:style style:name="T39" style:family="text">
      <style:text-properties fo:font-weight="normal" officeooo:rsid="003c91a2" style:font-weight-asian="normal" style:font-weight-complex="normal"/>
    </style:style>
    <style:style style:name="T40" style:family="text">
      <style:text-properties fo:font-weight="normal" officeooo:rsid="003d58f7" style:font-weight-asian="normal" style:font-weight-complex="normal"/>
    </style:style>
    <style:style style:name="T41" style:family="text">
      <style:text-properties fo:font-weight="normal" officeooo:rsid="00194496" style:font-weight-asian="normal" style:font-weight-complex="normal"/>
    </style:style>
    <style:style style:name="T42" style:family="text">
      <style:text-properties fo:font-weight="normal" officeooo:rsid="0043674e" style:font-weight-asian="normal" style:font-weight-complex="normal"/>
    </style:style>
    <style:style style:name="T43" style:family="text">
      <style:text-properties fo:font-weight="normal" officeooo:rsid="0042ec2b" style:font-weight-asian="normal" style:font-weight-complex="normal"/>
    </style:style>
    <style:style style:name="T44" style:family="text">
      <style:text-properties fo:font-weight="normal" officeooo:rsid="0055a41e" style:font-weight-asian="normal" style:font-weight-complex="normal"/>
    </style:style>
    <style:style style:name="T45" style:family="text">
      <style:text-properties fo:font-weight="normal" officeooo:rsid="005677f6" style:font-weight-asian="normal" style:font-weight-complex="normal"/>
    </style:style>
    <style:style style:name="T46" style:family="text">
      <style:text-properties fo:font-weight="normal" officeooo:rsid="00572d54" style:font-weight-asian="normal" style:font-weight-complex="normal"/>
    </style:style>
    <style:style style:name="T47" style:family="text">
      <style:text-properties fo:font-weight="normal" officeooo:rsid="00578357" style:font-weight-asian="normal" style:font-weight-complex="normal"/>
    </style:style>
    <style:style style:name="T48" style:family="text">
      <style:text-properties fo:font-weight="normal" officeooo:rsid="005da262" style:font-weight-asian="normal" style:font-weight-complex="normal"/>
    </style:style>
    <style:style style:name="T49" style:family="text">
      <style:text-properties fo:font-weight="normal" officeooo:rsid="005ddb8e" style:font-weight-asian="normal" style:font-weight-complex="normal"/>
    </style:style>
    <style:style style:name="T50" style:family="text">
      <style:text-properties fo:font-weight="normal" officeooo:rsid="00677890" style:font-weight-asian="normal" style:font-weight-complex="normal"/>
    </style:style>
    <style:style style:name="T51" style:family="text">
      <style:text-properties fo:font-weight="normal" officeooo:rsid="00695254" style:font-weight-asian="normal" style:font-weight-complex="normal"/>
    </style:style>
    <style:style style:name="T52" style:family="text">
      <style:text-properties officeooo:rsid="001ee947"/>
    </style:style>
    <style:style style:name="T53" style:family="text">
      <style:text-properties officeooo:rsid="001f8aca"/>
    </style:style>
    <style:style style:name="T54" style:family="text">
      <style:text-properties officeooo:rsid="001fa565"/>
    </style:style>
    <style:style style:name="T55" style:family="text">
      <style:text-properties officeooo:rsid="0020d7a2"/>
    </style:style>
    <style:style style:name="T56" style:family="text">
      <style:text-properties officeooo:rsid="002129ec"/>
    </style:style>
    <style:style style:name="T57" style:family="text">
      <style:text-properties officeooo:rsid="0022f1b1"/>
    </style:style>
    <style:style style:name="T58" style:family="text">
      <style:text-properties officeooo:rsid="0026b946"/>
    </style:style>
    <style:style style:name="T59" style:family="text">
      <style:text-properties officeooo:rsid="0029c246"/>
    </style:style>
    <style:style style:name="T60" style:family="text">
      <style:text-properties officeooo:rsid="002b8748"/>
    </style:style>
    <style:style style:name="T61" style:family="text">
      <style:text-properties officeooo:rsid="002d9c2f"/>
    </style:style>
    <style:style style:name="T62" style:family="text">
      <style:text-properties officeooo:rsid="002e37c3"/>
    </style:style>
    <style:style style:name="T63" style:family="text">
      <style:text-properties officeooo:rsid="0030ddc7"/>
    </style:style>
    <style:style style:name="T64" style:family="text">
      <style:text-properties officeooo:rsid="00330ead"/>
    </style:style>
    <style:style style:name="T65" style:family="text">
      <style:text-properties style:font-name="Liberation Sans" fo:font-size="18.2000007629395pt" fo:font-weight="bold" officeooo:rsid="00330ead" style:font-name-asian="Noto Sans CJK SC" style:font-size-asian="18.2000007629395pt" style:font-weight-asian="bold" style:font-name-complex="Lohit Devanagari" style:font-size-complex="18.2000007629395pt" style:font-weight-complex="bold"/>
    </style:style>
    <style:style style:name="T66" style:family="text">
      <style:text-properties officeooo:rsid="00344d5a"/>
    </style:style>
    <style:style style:name="T67" style:family="text">
      <style:text-properties officeooo:rsid="0035394d"/>
    </style:style>
    <style:style style:name="T68" style:family="text">
      <style:text-properties officeooo:rsid="0036d081"/>
    </style:style>
    <style:style style:name="T69" style:family="text">
      <style:text-properties officeooo:rsid="0038e03b"/>
    </style:style>
    <style:style style:name="T70" style:family="text">
      <style:text-properties officeooo:rsid="003c249d"/>
    </style:style>
    <style:style style:name="T71" style:family="text">
      <style:text-properties officeooo:rsid="003c647b"/>
    </style:style>
    <style:style style:name="T72" style:family="text">
      <style:text-properties officeooo:rsid="003c8440"/>
    </style:style>
    <style:style style:name="T73" style:family="text">
      <style:text-properties officeooo:rsid="003d58f7"/>
    </style:style>
    <style:style style:name="T74" style:family="text">
      <style:text-properties officeooo:rsid="003f2337"/>
    </style:style>
    <style:style style:name="T75" style:family="text">
      <style:text-properties officeooo:rsid="0041d1db"/>
    </style:style>
    <style:style style:name="T76" style:family="text">
      <style:text-properties officeooo:rsid="0042ec2b"/>
    </style:style>
    <style:style style:name="T77" style:family="text">
      <style:text-properties officeooo:rsid="0043674e"/>
    </style:style>
    <style:style style:name="T78" style:family="text">
      <style:text-properties officeooo:rsid="00451866"/>
    </style:style>
    <style:style style:name="T79" style:family="text">
      <style:text-properties fo:font-size="14pt" fo:font-style="italic" style:text-underline-style="none" style:font-size-asian="14pt" style:font-style-asian="italic" style:font-size-complex="14pt" style:font-style-complex="italic"/>
    </style:style>
    <style:style style:name="T80" style:family="text">
      <style:text-properties fo:font-size="14pt" fo:font-style="italic" style:text-underline-style="none" officeooo:rsid="00458b87" style:font-size-asian="14pt" style:font-style-asian="italic" style:font-size-complex="14pt" style:font-style-complex="italic"/>
    </style:style>
    <style:style style:name="T81" style:family="text">
      <style:text-properties fo:font-size="14pt" fo:font-style="italic" style:text-underline-style="none" officeooo:rsid="005677f6" style:font-size-asian="14pt" style:font-style-asian="italic" style:font-size-complex="14pt" style:font-style-complex="italic"/>
    </style:style>
    <style:style style:name="T82" style:family="text">
      <style:text-properties fo:font-size="14pt" fo:font-style="italic" style:text-underline-style="none" officeooo:rsid="00572d54" style:font-size-asian="14pt" style:font-style-asian="italic" style:font-size-complex="14pt" style:font-style-complex="italic"/>
    </style:style>
    <style:style style:name="T83" style:family="text">
      <style:text-properties fo:font-size="14pt" fo:font-style="italic" style:text-underline-style="none" officeooo:rsid="00640bd9" style:font-size-asian="14pt" style:font-style-asian="italic" style:font-size-complex="14pt" style:font-style-complex="italic"/>
    </style:style>
    <style:style style:name="T84" style:family="text">
      <style:text-properties fo:font-size="14pt" fo:font-style="italic" style:text-underline-style="none" officeooo:rsid="006aa328" style:font-size-asian="14pt" style:font-style-asian="italic" style:font-size-complex="14pt" style:font-style-complex="italic"/>
    </style:style>
    <style:style style:name="T85" style:family="text">
      <style:text-properties officeooo:rsid="004599e7"/>
    </style:style>
    <style:style style:name="T86" style:family="text">
      <style:text-properties officeooo:rsid="00481dd2"/>
    </style:style>
    <style:style style:name="T87" style:family="text">
      <style:text-properties officeooo:rsid="00516b18"/>
    </style:style>
    <style:style style:name="T88" style:family="text">
      <style:text-properties officeooo:rsid="0055a41e"/>
    </style:style>
    <style:style style:name="T89" style:family="text">
      <style:text-properties officeooo:rsid="00572d54"/>
    </style:style>
    <style:style style:name="T90" style:family="text">
      <style:text-properties officeooo:rsid="00578357"/>
    </style:style>
    <style:style style:name="T91" style:family="text">
      <style:text-properties officeooo:rsid="00578807"/>
    </style:style>
    <style:style style:name="T92" style:family="text">
      <style:text-properties officeooo:rsid="005b699f"/>
    </style:style>
    <style:style style:name="T93" style:family="text">
      <style:text-properties officeooo:rsid="005da262"/>
    </style:style>
    <style:style style:name="T94" style:family="text">
      <style:text-properties officeooo:rsid="005ddb8e"/>
    </style:style>
    <style:style style:name="T95" style:family="text">
      <style:text-properties officeooo:rsid="0060512a"/>
    </style:style>
    <style:style style:name="T96" style:family="text">
      <style:text-properties officeooo:rsid="0024fc34"/>
    </style:style>
    <style:style style:name="T97" style:family="text">
      <style:text-properties officeooo:rsid="00612522"/>
    </style:style>
    <style:style style:name="T98" style:family="text">
      <style:text-properties officeooo:rsid="00677890"/>
    </style:style>
    <style:style style:name="T99" style:family="text">
      <style:text-properties officeooo:rsid="006814ef"/>
    </style:style>
    <style:style style:name="T100" style:family="text">
      <style:text-properties officeooo:rsid="00681f4e"/>
    </style:style>
    <style:style style:name="T101" style:family="text">
      <style:text-properties officeooo:rsid="006aa3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Order API for Factory 4.0</text:p>
      <text:p text:style-name="P34"><text:span text:style-name="T80">This is version 1.</text:span><text:span text:style-name="T83">1</text:span><text:span text:style-name="T80">.</text:span><text:span text:style-name="T84">1</text:span><text:span text:style-name="T80">, all JSON is subject to change. I will notify you if it </text:span><text:span text:style-name="T81">has</text:span><text:span text:style-name="T80"> changed.</text:span></text:p>
      <text:p text:style-name="P36"><text:span text:style-name="T80">C</text:span><text:span text:style-name="T79">ontact me on Slack or Email (</text:span><text:a xlink:type="simple" xlink:href="mailto:barn1855@vandals.uidaho.edu" text:style-name="Internet_20_link" text:visited-style-name="Visited_20_Internet_20_Link">barn1855@vandals.uidaho.edu</text:a><text:span text:style-name="T79">) if you have any question</text:span><text:span text:style-name="T82">s</text:span><text:span text:style-name="T79"> or want to request a change.</text:span></text:p>
      <text:h text:style-name="P39" text:outline-level="1"><text:span text:style-name="T65">Confirmation</text:span><text:span text:style-name="T17">:</text:span></text:h>
      <text:p text:style-name="P35"><text:span text:style-name="T17">Message </text:span><text:span text:style-name="T19">Confirmation</text:span><text:span text:style-name="T17">:</text:span><text:span text:style-name="T30"> </text:span><text:span text:style-name="T31">JSON→ </text:span><text:span text:style-name="T30">(“msg_type”: “</text:span><text:span text:style-name="T32">m</text:span><text:span text:style-name="T30">essage </text:span><text:span text:style-name="T34">confirmation</text:span><text:span text:style-name="T30">”, <text:s/>“</text:span><text:span text:style-name="T32">msg_id</text:span><text:span text:style-name="T30">”: “</text:span><text:span text:style-name="T51">SO</text:span><text:span text:style-name="T32">1000</text:span><text:span text:style-name="T30">”, <text:s/>“msg_type_received”: <text:s/>“order”</text:span><text:span text:style-name="T29">)</text:span></text:p>
      <text:p text:style-name="P32">Each time the cloud or the simulator receive<text:span text:style-name="T89">s</text:span> a message they should send back <text:span text:style-name="T64">confirmation</text:span> of receiving that message. </text:p>
      <text:list xml:id="list3968052789" text:style-name="L1">
        <text:list-item>
          <text:p text:style-name="P70"><text:span text:style-name="T29">‘msg_type’ just shows that this is for </text:span><text:span text:style-name="T34">confirmation</text:span><text:span text:style-name="T29">. </text:span></text:p>
        </text:list-item>
        <text:list-item>
          <text:p text:style-name="P72"><text:span text:style-name="T29">‘msg_id’ is the ID that was generated for </text:span><text:span text:style-name="T23">the messages that </text:span><text:span text:style-name="T46">are</text:span><text:span text:style-name="T23"> being </text:span><text:span text:style-name="T34">confirmed</text:span><text:span text:style-name="T23">. </text:span><text:span text:style-name="T39">For example, the ID here is ‘SO1000’, this is a ‘Send Order’ ID so the message being confirmed is the ‘Send Order’ described in the section below.</text:span></text:p>
        </text:list-item>
        <text:list-item>
          <text:p text:style-name="P71"><text:span text:style-name="T29">‘msg_type_received’ shows what type of message was just received. </text:span></text:p>
        </text:list-item>
      </text:list>
      <text:h text:style-name="Heading_20_1" text:outline-level="1"><text:span text:style-name="T6">[Cloud → Simulator]</text:span> </text:h>
      <text:p text:style-name="P31">All JSON packages sent from the cloud to the simulator require a msg_type, cloud_id. </text:p>
      <text:list xml:id="list4105626864" text:style-name="L2">
        <text:list-item>
          <text:p text:style-name="P75">The ‘m<text:span text:style-name="T64">sg</text:span>_type’ lets the simulator know what kind of data it is receiving.</text:p>
        </text:list-item>
        <text:list-item>
          <text:p text:style-name="P73"><text:span text:style-name="T58">The ‘cloud_id’ is a </text:span><text:span text:style-name="T61">unique </text:span><text:span text:style-name="T58">ID generated on the c</text:span><text:span text:style-name="T60">lou</text:span><text:span text:style-name="T58">d end for </text:span><text:span text:style-name="T60">each</text:span><text:span text:style-name="T58"> message. This is used for message </text:span><text:span text:style-name="T89">confirmation</text:span><text:span text:style-name="T58"> and </text:span><text:span text:style-name="T60">for tracking down each message sen</text:span><text:span text:style-name="T61">t</text:span><text:span text:style-name="T60">. </text:span><text:span text:style-name="T61">T</text:span><text:span text:style-name="T60">he cloud and simulator database should keep track of all messages </text:span><text:span text:style-name="T89">sent</text:span><text:span text:style-name="T60"> using this ID. </text:span></text:p>
        </text:list-item>
      </text:list>
      <text:p text:style-name="P20"><text:span text:style-name="T7">Send </text:span><text:span text:style-name="T8">Order: </text:span><text:span text:style-name="T35">JSON→ </text:span><text:span text:style-name="T2">( “</text:span><text:span text:style-name="T52">msg_type”: “order”, <text:s/>“</text:span><text:span text:style-name="T58">cloud_id</text:span><text:span text:style-name="T52">”: “</text:span><text:span text:style-name="T63">SO</text:span><text:span text:style-name="T58">1000”</text:span><text:span text:style-name="T52">, <text:s text:c="2"/>“</text:span><text:span text:style-name="T95">location”: “location01”</text:span><text:span text:style-name="T4">)</text:span></text:p>
      <text:p text:style-name="P13">This is a request to the simulator to order a disk from the warehouse, send it through the factory process, and then ship it out.</text:p>
      <text:list xml:id="list931462778" text:style-name="L3">
        <text:list-item>
          <text:p text:style-name="P42">‘<text:span text:style-name="T64">msg_type’ order.</text:span></text:p>
        </text:list-item>
        <text:list-item>
          <text:p text:style-name="P42">‘<text:span text:style-name="T64">cloud_id’ look</text:span><text:span text:style-name="T91">s</text:span><text:span text:style-name="T64"> like ‘SO1000’ standing for ‘Sent Order’.</text:span></text:p>
        </text:list-item>
      </text:list>
      <text:list xml:id="list3205224944" text:style-name="L4">
        <text:list-item>
          <text:p text:style-name="P43"><text:span text:style-name="T96">‘location’ </text:span><text:span text:style-name="T95">is the position of the supplies in the HBW, example</text:span><text:span text:style-name="T96">:</text:span></text:p>
        </text:list-item>
      </text:list>
      <text:p text:style-name="P29"><text:span text:style-name="T96"><text:tab/>|</text:span><text:span text:style-name="T95">location01</text:span><text:span text:style-name="T96">| |</text:span><text:span text:style-name="T95">location02</text:span><text:span text:style-name="T96">| |</text:span><text:span text:style-name="T95">location03</text:span><text:span text:style-name="T96">|</text:span></text:p>
      <text:p text:style-name="P9"><text:tab/>|<text:span text:style-name="T95">location04</text:span>| |<text:span text:style-name="T95">location05</text:span>| |<text:span text:style-name="T95">location06</text:span>|</text:p>
      <text:p text:style-name="P9"><text:tab/>|<text:span text:style-name="T95">location07</text:span>| |<text:span text:style-name="T95">location08</text:span>| |<text:span text:style-name="T95">location09</text:span>|</text:p>
      <text:p text:style-name="P8"/>
      <text:p text:style-name="P10">Each time an order is completed the simulator will send the cloud an order status, <text:span text:style-name="T70">this is defined in the section [Simulator → Cloud]</text:span><text:span text:style-name="T61">.</text:span></text:p>
      <text:p text:style-name="P10"/>
      <text:p text:style-name="P21"><text:soft-page-break/><text:span text:style-name="T20">Request Status:</text:span><text:span text:style-name="T62"> </text:span><text:span text:style-name="T66">JSON→ </text:span><text:span text:style-name="T62">(“msg_type”: “request_status”, <text:s/></text:span><text:span text:style-name="T52">“</text:span><text:span text:style-name="T58">cloud_id</text:span><text:span text:style-name="T52">”: “</text:span><text:span text:style-name="T68">RS</text:span><text:span text:style-name="T58">1000”</text:span><text:span text:style-name="T62">)</text:span></text:p>
      <text:p text:style-name="P27"><text:span text:style-name="T70">At any point, while the simulator is running the cloud can request </text:span><text:span text:style-name="T92">the</text:span><text:span text:style-name="T70"> status of the factory. </text:span><text:span text:style-name="T89">When this request is made, both ‘Status’ and ‘Inventory’ will send back JSON data. </text:span><text:span text:style-name="T70">The ‘Status’ is defined in the section [Simulator → Cloud]</text:span></text:p>
      <text:list xml:id="list3716098213" text:style-name="L5">
        <text:list-item>
          <text:p text:style-name="P44">‘<text:span text:style-name="T67">msg_type’ request_order_status.</text:span></text:p>
        </text:list-item>
        <text:list-item>
          <text:p text:style-name="P45"><text:span text:style-name="T62">‘</text:span><text:span text:style-name="T69">cloud_id’ </text:span><text:span text:style-name="T91">l</text:span><text:span text:style-name="T69">ook</text:span><text:span text:style-name="T91">s</text:span><text:span text:style-name="T69"> like ‘RS1000’ standing for ‘Request Status’.</text:span></text:p>
        </text:list-item>
      </text:list>
      <text:p text:style-name="P11"/>
      <text:p text:style-name="P21"><text:span text:style-name="T9">P</text:span><text:span text:style-name="T12">erform </text:span><text:span text:style-name="T9">I</text:span><text:span text:style-name="T12">nventory:</text:span><text:span text:style-name="T24"> </text:span><text:span text:style-name="T36">JSON</text:span><text:span text:style-name="T26">→ (“msg_type”: “</text:span><text:span text:style-name="T28">perform </text:span><text:span text:style-name="T27">inventory</text:span><text:span text:style-name="T26">”, <text:s/>“</text:span><text:span text:style-name="T36">cloud_id</text:span><text:span text:style-name="T26">”: “</text:span><text:span text:style-name="T36">PI1000</text:span><text:span text:style-name="T26">”)</text:span></text:p>
      <text:p text:style-name="P14"><text:span text:style-name="T26">T</text:span><text:span text:style-name="T23">his is a request to the simulator to perform an inventory. If the factory is not running then ‘</text:span><text:span text:style-name="T37">Inventory Status’ will send an OKAY status, perform an inventory, then send the complete inventory to the cloud</text:span><text:span text:style-name="T23">. If the factory is performing another operation then ‘</text:span><text:span text:style-name="T37">Inventory Status’ will send an ERROR status and not perform an inventor.</text:span></text:p>
      <text:list xml:id="list1294748879" text:style-name="L6">
        <text:list-item>
          <text:p text:style-name="P46">‘msg_type’ perform inventory.</text:p>
        </text:list-item>
        <text:list-item>
          <text:p text:style-name="P49"><text:span text:style-name="T37">‘cloud_id’ </text:span><text:span text:style-name="T38">looks like ‘PI1000’ standing for ‘Perform Inventory’.</text:span></text:p>
        </text:list-item>
      </text:list>
      <text:p text:style-name="P10"/>
      <text:p text:style-name="P21"><text:span text:style-name="T13">C</text:span><text:span text:style-name="T11">ancel </text:span><text:span text:style-name="T13">O</text:span><text:span text:style-name="T11">rder:</text:span><text:span text:style-name="T41"> </text:span><text:span text:style-name="T40">JSON</text:span><text:span text:style-name="T41"> </text:span><text:span text:style-name="T1">→</text:span><text:span text:style-name="T52"> (“msg_type”: “cancel </text:span><text:span text:style-name="T57">order</text:span><text:span text:style-name="T52">”, <text:s/>“</text:span><text:span text:style-name="T97">cloud</text:span><text:span text:style-name="T52">_</text:span><text:span text:style-name="T91">id</text:span><text:span text:style-name="T52">”: “</text:span><text:span text:style-name="T97">C</text:span><text:span text:style-name="T90">O</text:span><text:span text:style-name="T72">1</text:span><text:span text:style-name="T52">000”)</text:span></text:p>
      <text:p text:style-name="P15">If an order is still being processed and has not reached the oven yet, then the cloud can cancel the order. If the order is able to be canceled then ‘Cancel Status’ will send back an “order_canceled”: “True”. If not, then “order_canceled”: “False” and the order will complete.</text:p>
      <text:list xml:id="list45715894" text:style-name="L7">
        <text:list-item>
          <text:p text:style-name="P50">‘msg_type’ cancel order.</text:p>
        </text:list-item>
        <text:list-item>
          <text:p text:style-name="P51"><text:span text:style-name="T72">‘</text:span><text:span text:style-name="T73">cloud_id’ looks like ‘CO1000’ standing for ‘Cancel Order’.</text:span></text:p>
        </text:list-item>
      </text:list>
      <text:p text:style-name="P2"/>
      <text:p text:style-name="P12"><text:span text:style-name="T15">W</text:span><text:span text:style-name="T11">ebcam:</text:span><text:span text:style-name="T41"> </text:span><text:span text:style-name="T40">JSON</text:span><text:span text:style-name="T41"> </text:span><text:span text:style-name="T52">→ (“msg_type”: “</text:span><text:span text:style-name="T56">webcam</text:span><text:span text:style-name="T52">”, <text:s/>“</text:span><text:span text:style-name="T74">cloud_id</text:span><text:span text:style-name="T52">”: “</text:span><text:span text:style-name="T74">W</text:span><text:span text:style-name="T95">P</text:span><text:span text:style-name="T74">1000</text:span><text:span text:style-name="T52">”, <text:s/>“</text:span><text:span text:style-name="T56">power”: “True”,</text:span><text:span text:style-name="T52">)</text:span></text:p>
      <text:p text:style-name="P17">This is used to activate or deactivate the webcam on the SSC.</text:p>
      <text:list xml:id="list3871368311" text:style-name="L8">
        <text:list-item>
          <text:p text:style-name="P52">‘msg_type’ webcam.</text:p>
        </text:list-item>
        <text:list-item>
          <text:p text:style-name="P53"><text:span text:style-name="T73">‘cloud_id’ looks like ‘</text:span><text:span text:style-name="T74">W</text:span><text:span text:style-name="T95">P</text:span><text:span text:style-name="T73">1000’ standing for ‘</text:span><text:span text:style-name="T74">Webcam’</text:span><text:span text:style-name="T73">.</text:span></text:p>
        </text:list-item>
        <text:list-item>
          <text:p text:style-name="P54"><text:span text:style-name="T73">‘power’ </text:span><text:span text:style-name="T89">True/False for is power is on or off.</text:span></text:p>
        </text:list-item>
      </text:list>
      <text:p text:style-name="P2"/>
      <text:p text:style-name="P3"><text:span text:style-name="T15">C</text:span><text:span text:style-name="T6">ontrol </text:span><text:span text:style-name="T15">W</text:span><text:span text:style-name="T6">ebcam: </text:span><text:span text:style-name="T44">JSON</text:span><text:span text:style-name="T6"> </text:span><text:span text:style-name="T52">→ (“msg type”: “</text:span><text:span text:style-name="T56">control webcam</text:span><text:span text:style-name="T52">”, <text:s/>“</text:span><text:span text:style-name="T74">cloud_id</text:span><text:span text:style-name="T52">”: “</text:span><text:span text:style-name="T74">CW1000</text:span><text:span text:style-name="T52">”, <text:s/>“</text:span><text:span text:style-name="T57">y_turntable”: 1, <text:s/>“x turntable”: 1</text:span><text:span text:style-name="T52">)</text:span></text:p>
      <text:p text:style-name="P18">Control the webcam via the cloud by sending the y-turntable a coordinate and the x-turntable a coordinate.</text:p>
      <text:list xml:id="list3713249757" text:style-name="L9">
        <text:list-item>
          <text:p text:style-name="P55"><text:span text:style-name="T73">‘msg_type’ </text:span><text:span text:style-name="T74">control webcam</text:span><text:span text:style-name="T73">.</text:span></text:p>
        </text:list-item>
        <text:list-item>
          <text:p text:style-name="P56"><text:span text:style-name="T73">‘cloud_id’ looks like ‘</text:span>CW<text:span text:style-name="T73">1000’ standing for ‘</text:span>Control Webcam’<text:span text:style-name="T73">.</text:span></text:p>
        </text:list-item>
        <text:list-item>
          <text:p text:style-name="P56">‘y_turntable’ this points the camera up or down.</text:p>
        </text:list-item>
        <text:list-item>
          <text:p text:style-name="P56">‘x_turntable’ this points the camera left to right.</text:p>
        </text:list-item>
      </text:list>
      <text:h text:style-name="P40" text:outline-level="1"><text:span text:style-name="T6">[Simulator →</text:span><text:span text:style-name="T18"> Cloud</text:span><text:span text:style-name="T6">]</text:span> </text:h>
      <text:p text:style-name="P33">All JSON packages sent from the simulator will have a msg_type</text:p>
      <text:list xml:id="list114850014559782" text:continue-list="list4105626864" text:style-name="L2">
        <text:list-item>
          <text:p text:style-name="P74"><text:span text:style-name="T60">The ‘meg_type’ lets the </text:span><text:span text:style-name="T61">cloud</text:span><text:span text:style-name="T60"> know what kind of data it is receiving.</text:span></text:p>
        </text:list-item>
        <text:list-item>
          <text:p text:style-name="P76"><text:soft-page-break/>Notice that the ID’s for the simulator messages are not unique. All message ID’s are generated in on the cloud, the simulator is just reacting to those request so each message from the simulator will just have “cloud_id” instead of a unique ID.</text:p>
        </text:list-item>
      </text:list>
      <text:p text:style-name="P16"><text:span text:style-name="T21">Order </text:span><text:span text:style-name="T7">Status:</text:span><text:span text:style-name="T10"> </text:span><text:span text:style-name="T42">JSON</text:span><text:span text:style-name="T3">→ </text:span><text:span text:style-name="T1">(“msg_type”: “</text:span><text:span text:style-name="T54">o</text:span><text:span text:style-name="T1">rder </text:span><text:span text:style-name="T57">status</text:span><text:span text:style-name="T1">”, “</text:span><text:span text:style-name="T90">cloud_id</text:span><text:span text:style-name="T75">”: </text:span><text:span text:style-name="T1"><text:s/>“</text:span><text:span text:style-name="T90">SO</text:span><text:span text:style-name="T76">1000”, <text:s/>“disk_color_id”: “Red01” <text:s/>“</text:span><text:span text:style-name="T78">order_complete”: “True”</text:span><text:span text:style-name="T76">)</text:span></text:p>
      <text:p text:style-name="P19">Once an order is complete, ‘Order Status’ will be sent to the cloud to notify if it was successful or not.</text:p>
      <text:list xml:id="list3273807427" text:style-name="L10">
        <text:list-item>
          <text:p text:style-name="P57">‘<text:span text:style-name="T76">msg_type’ order status.</text:span></text:p>
        </text:list-item>
        <text:list-item>
          <text:p text:style-name="P57">‘<text:span text:style-name="T90">cloud_id</text:span><text:span text:style-name="T76">’ is the ID generated on the cloud side, </text:span><text:span text:style-name="T90">this ties the data to </text:span><text:span text:style-name="T93">the </text:span><text:span text:style-name="T90">request that generated it</text:span><text:span text:style-name="T76">.</text:span></text:p>
        </text:list-item>
        <text:list-item>
          <text:p text:style-name="P57">‘<text:span text:style-name="T76">disk_color_id’ This ID has a color then a number, the number is to differentiate between the different disk</text:span><text:span text:style-name="T93">s</text:span><text:span text:style-name="T76"> of the same color.</text:span></text:p>
        </text:list-item>
        <text:list-item>
          <text:p text:style-name="P57">‘<text:span text:style-name="T78">order_complete’ indicates if the order was completed or not.</text:span></text:p>
        </text:list-item>
      </text:list>
      <text:p text:style-name="P16"/>
      <text:p text:style-name="P26"><text:span text:style-name="T7">Status:</text:span><text:span text:style-name="T10"> </text:span><text:span text:style-name="T42">JSON</text:span><text:span text:style-name="T3">→ </text:span><text:span text:style-name="T1">(“msg_type”: “</text:span><text:span text:style-name="T57">status</text:span><text:span text:style-name="T1">”, “</text:span><text:span text:style-name="T90">cloud_id</text:span><text:span text:style-name="T75">”: </text:span><text:span text:style-name="T1">“</text:span><text:span text:style-name="T90">RS</text:span><text:span text:style-name="T76">1000”, <text:s/></text:span><text:span text:style-name="T1">“</text:span><text:span text:style-name="T54">r</text:span><text:span text:style-name="T2">unning”: “True”, <text:s/>“HBW”: “True”, <text:s/>“VGR”: “</text:span><text:span text:style-name="T4">False</text:span><text:span text:style-name="T2">”, <text:s/>“</text:span><text:span text:style-name="T4">MPO”: “</text:span><text:span text:style-name="T5">False”, <text:s/>“SSC”: “False”, <text:s/>“SLD”: “</text:span><text:span text:style-name="T77">False</text:span><text:span text:style-name="T5">”)</text:span></text:p>
      <text:p text:style-name="P28">Status check on the warehouse, reports back if it is running and what modules are currently active.</text:p>
      <text:list xml:id="list114849646174892" text:continue-numbering="true" text:style-name="L10">
        <text:list-item>
          <text:p text:style-name="P58">‘<text:span text:style-name="T76">msg_type’ status.</text:span></text:p>
        </text:list-item>
        <text:list-item>
          <text:p text:style-name="P65">‘<text:span text:style-name="T90">cloud_id</text:span><text:span text:style-name="T76">’ is the ID generated on the cloud side, </text:span><text:span text:style-name="T90">this ties the data to </text:span><text:span text:style-name="T93">the </text:span><text:span text:style-name="T90">request that generated it</text:span><text:span text:style-name="T76">.</text:span></text:p>
        </text:list-item>
        <text:list-item>
          <text:p text:style-name="P59"><text:span text:style-name="T71">‘</text:span><text:span text:style-name="T85">running’ True/False for</text:span><text:span text:style-name="T86"> factory </text:span><text:span text:style-name="T85">activity.</text:span></text:p>
        </text:list-item>
        <text:list-item>
          <text:p text:style-name="P66">‘<text:span text:style-name="T85">HBW’ True/False for </text:span><text:span text:style-name="T86">HBW </text:span><text:span text:style-name="T85">activity.</text:span></text:p>
        </text:list-item>
        <text:list-item>
          <text:p text:style-name="P60"><text:span text:style-name="T71">‘</text:span><text:span text:style-name="T85">VGR’ True/False for </text:span><text:span text:style-name="T86">VGR</text:span><text:span text:style-name="T85"> activity.</text:span></text:p>
        </text:list-item>
        <text:list-item>
          <text:p text:style-name="P60"><text:span text:style-name="T71">‘</text:span><text:span text:style-name="T85">MPO’ True/False for </text:span><text:span text:style-name="T86">MPO</text:span><text:span text:style-name="T85"> activity.</text:span></text:p>
        </text:list-item>
        <text:list-item>
          <text:p text:style-name="P60"><text:span text:style-name="T71">‘</text:span><text:span text:style-name="T85">SSC’ True/False for </text:span><text:span text:style-name="T86">SSC</text:span><text:span text:style-name="T85"> activity.</text:span></text:p>
        </text:list-item>
        <text:list-item>
          <text:p text:style-name="P60"><text:span text:style-name="T71">‘</text:span><text:span text:style-name="T85">SLD’ True/False for </text:span><text:span text:style-name="T86">SLD</text:span><text:span text:style-name="T85"> activity.</text:span></text:p>
        </text:list-item>
      </text:list>
      <text:p text:style-name="P5"/>
      <text:p text:style-name="P26"><text:span text:style-name="T9">Inventory: </text:span><text:span text:style-name="T44">JSON</text:span><text:span text:style-name="T5">→ (“</text:span><text:span text:style-name="T52">msg type”: “</text:span><text:span text:style-name="T53">inventory</text:span><text:span text:style-name="T52">”, </text:span><text:span text:style-name="T1">“</text:span><text:span text:style-name="T90">cloud_id</text:span><text:span text:style-name="T75">”: </text:span><text:span text:style-name="T1">“</text:span><text:span text:style-name="T99">PI</text:span><text:span text:style-name="T76">1000”, <text:s/></text:span></text:p>
      <text:p text:style-name="P6">“location<text:span text:style-name="T98">01</text:span>”: “R<text:span text:style-name="T98">ED</text:span>01”, <text:s/>“disk_stored”: “True”, <text:s/>“pallet_stored”: “True”, <text:s/></text:p>
      <text:p text:style-name="P30"><text:span text:style-name="T5">“location</text:span><text:span text:style-name="T98">02</text:span><text:span text:style-name="T5">”: “R</text:span><text:span text:style-name="T98">ED</text:span><text:span text:style-name="T5">0</text:span><text:span text:style-name="T98">2</text:span><text:span text:style-name="T5">”, <text:s/>“disk_stored”: “True”, <text:s/>“pallet_stored”: “True”, <text:s/></text:span></text:p>
      <text:p text:style-name="P7">“location<text:span text:style-name="T98">03</text:span>”: “R<text:span text:style-name="T98">ED</text:span>0<text:span text:style-name="T98">3</text:span>”, <text:s/>“disk_stored”: “True”, <text:s/>“pallet_stored”: “True”, </text:p>
      <text:p text:style-name="P30"><text:span text:style-name="T5">“location</text:span><text:span text:style-name="T98">04</text:span><text:span text:style-name="T5">”: “</text:span><text:span text:style-name="T98">BLUE01</text:span><text:span text:style-name="T5">”, <text:s/>“disk_stored”: “True”, <text:s/>“pallet_stored”: “True”, <text:s/></text:span></text:p>
      <text:p text:style-name="P30"><text:span text:style-name="T5">“location</text:span><text:span text:style-name="T98">05</text:span><text:span text:style-name="T5">”: “</text:span><text:span text:style-name="T98">BLUE02</text:span><text:span text:style-name="T5">”, <text:s/>“disk_stored”: “True”, <text:s/>“pallet_stored”: “True”, <text:s/></text:span></text:p>
      <text:p text:style-name="P7"><text:span text:style-name="T24">“location</text:span><text:span text:style-name="T50">06</text:span><text:span text:style-name="T24">”: “</text:span><text:span text:style-name="T50">BLUE03</text:span><text:span text:style-name="T24">”, <text:s/>“disk_stored”: “True”, <text:s/>“pallet_stored”: “True”, </text:span></text:p>
      <text:p text:style-name="P30"><text:span text:style-name="T5">“location</text:span><text:span text:style-name="T98">07</text:span><text:span text:style-name="T5">”: “</text:span><text:span text:style-name="T98">WHITE01</text:span><text:span text:style-name="T5">”, <text:s/>“disk_stored”: “True”, <text:s/>“pallet_stored”: “True”, <text:s/></text:span></text:p>
      <text:p text:style-name="P30"><text:span text:style-name="T5">“location</text:span><text:span text:style-name="T98">08</text:span><text:span text:style-name="T5">”: “</text:span><text:span text:style-name="T98">WHITE02</text:span><text:span text:style-name="T5">”, <text:s/>“disk_stored”: “True”, <text:s/>“pallet_stored”: “True”, <text:s/></text:span></text:p>
      <text:p text:style-name="P30"><text:span text:style-name="T24">“location</text:span><text:span text:style-name="T50">09</text:span><text:span text:style-name="T24">”: “</text:span><text:span text:style-name="T50">WHITE03</text:span><text:span text:style-name="T24">”, <text:s/>“disk_stored”: “True”, <text:s/>“pallet_stored”: “True” </text:span><text:span text:style-name="T25">)</text:span><text:span text:style-name="T24"> </text:span></text:p>
      <text:p text:style-name="P22"><text:span text:style-name="T24">S</text:span><text:span text:style-name="T23">hows all the HBW inventory data.</text:span></text:p>
      <text:list xml:id="list114851395188201" text:continue-numbering="true" text:style-name="L10">
        <text:list-item>
          <text:p text:style-name="P61">‘<text:span text:style-name="T76">msg_type’ </text:span><text:span text:style-name="T87">inventory</text:span><text:span text:style-name="T76">.</text:span></text:p>
        </text:list-item>
        <text:list-item>
          <text:p text:style-name="P62"><text:span text:style-name="T43">‘</text:span><text:span text:style-name="T47">cloud_id</text:span><text:span text:style-name="T43">’ is the ID generated on the cloud side, </text:span><text:span text:style-name="T47">this ties the data to </text:span><text:span text:style-name="T48">the </text:span><text:span text:style-name="T47">request that generated it</text:span><text:span text:style-name="T43">.</text:span></text:p>
        </text:list-item>
        <text:list-item>
          <text:p text:style-name="P67"><text:span text:style-name="T43">‘</text:span><text:span text:style-name="T23">location’ HBW locations </text:span><text:span text:style-name="T50">with the Color ID of each disk</text:span><text:span text:style-name="T23">:</text:span></text:p>
          <text:list>
            <text:list-item>
              <text:list>
                <text:list-header>
                  <text:p text:style-name="P47">| <text:span text:style-name="T5">R</text:span><text:span text:style-name="T98">ED</text:span><text:span text:style-name="T5">0</text:span><text:span text:style-name="T101">1</text:span> <text:s text:c="4"/>|| <text:span text:style-name="T5">R</text:span><text:span text:style-name="T98">ED</text:span><text:span text:style-name="T5">0</text:span><text:span text:style-name="T98">2 <text:tab/> <text:s text:c="4"/></text:span>|| <text:span text:style-name="T5">R</text:span><text:span text:style-name="T98">ED</text:span><text:span text:style-name="T5">0</text:span><text:span text:style-name="T98">3</text:span> <text:s text:c="5"/>| </text:p>
                  <text:p text:style-name="P47">| <text:span text:style-name="T98">BLUE01</text:span> <text:s text:c="2"/>|| <text:span text:style-name="T98">BLUE02</text:span> <text:s text:c="3"/>|| <text:span text:style-name="T98">BLUE03</text:span> <text:s text:c="3"/>| </text:p>
                  <text:p text:style-name="P68"><text:soft-page-break/><text:span text:style-name="T23">| </text:span><text:span text:style-name="T50">WHITE01</text:span><text:span text:style-name="T23"> || </text:span><text:span text:style-name="T50">WHITE02</text:span><text:span text:style-name="T23"> || </text:span><text:span text:style-name="T50">WHITE03</text:span><text:span text:style-name="T23"> <text:s/>|</text:span></text:p>
                </text:list-header>
              </text:list>
            </text:list-item>
          </text:list>
        </text:list-item>
        <text:list-item>
          <text:p text:style-name="P69"><text:span text:style-name="T43">‘</text:span><text:span text:style-name="T23">disk_stored’ True/False if </text:span><text:span text:style-name="T48">the </text:span><text:span text:style-name="T23">disk is stored in HBW.</text:span></text:p>
        </text:list-item>
        <text:list-item>
          <text:p text:style-name="P69"><text:span text:style-name="T23">‘pallet_stored’ True/False if </text:span><text:span text:style-name="T48">the </text:span><text:span text:style-name="T23">pallet is stored in HBW.</text:span></text:p>
        </text:list-item>
      </text:list>
      <text:p text:style-name="P4"/>
      <text:p text:style-name="P26"><text:span text:style-name="T14">C</text:span><text:span text:style-name="T8">ancel </text:span><text:span text:style-name="T14">S</text:span><text:span text:style-name="T8">tatus: </text:span><text:span text:style-name="T48">JSON</text:span><text:span text:style-name="T52"> → (“msg_type”: “cancel status”, </text:span><text:span text:style-name="T1">“</text:span><text:span text:style-name="T90">cloud_id</text:span><text:span text:style-name="T75">”: </text:span><text:span text:style-name="T1">“</text:span><text:span text:style-name="T90">CO</text:span><text:span text:style-name="T76">1000”, <text:s/></text:span><text:span text:style-name="T1">“</text:span><text:span text:style-name="T75">order_id”: </text:span><text:span text:style-name="T1"><text:s/>“</text:span><text:span text:style-name="T76">SO1000”, <text:s/></text:span><text:span text:style-name="T55">“canceled”: “True”</text:span><text:span text:style-name="T52">)</text:span></text:p>
      <text:p text:style-name="P23">When the cloud asks for an order to be canceled, this is the message that is sent back. It will let you know if the order was able to be canceled. What determines if an order can be canceled or not is if the supply disk has reached the oven on the MPO yet. Once a product is in the oven it <text:span text:style-name="T94">is</text:span> set to ship and can not be canceled.</text:p>
      <text:list xml:id="list114850589086640" text:continue-numbering="true" text:style-name="L10">
        <text:list-item>
          <text:p text:style-name="P63">‘<text:span text:style-name="T76">msg_type’ </text:span><text:span text:style-name="T88">cancel status</text:span><text:span text:style-name="T76">.</text:span></text:p>
        </text:list-item>
        <text:list-item>
          <text:p text:style-name="P62"><text:span text:style-name="T43">‘</text:span><text:span text:style-name="T47">cloud_id</text:span><text:span text:style-name="T43">’ is the ID generated on the cloud side, </text:span><text:span text:style-name="T47">this ties the data to </text:span><text:span text:style-name="T48">the </text:span><text:span text:style-name="T47">request that generated it</text:span><text:span text:style-name="T43">.</text:span></text:p>
        </text:list-item>
        <text:list-item>
          <text:p text:style-name="P63"><text:span text:style-name="T43">‘order_id’ is the </text:span><text:span text:style-name="T44">order </text:span><text:span text:style-name="T43">ID generated on the cloud side.</text:span></text:p>
        </text:list-item>
        <text:list-item>
          <text:p text:style-name="P63"><text:span text:style-name="T43">‘</text:span><text:span text:style-name="T44">canceled’ True/False if </text:span><text:span text:style-name="T49">the </text:span><text:span text:style-name="T44">order was able to be canceled.</text:span></text:p>
        </text:list-item>
      </text:list>
      <text:p text:style-name="P1"/>
      <text:p text:style-name="P24"><text:span text:style-name="T16">Webcam Status: </text:span><text:span text:style-name="T48">JSON</text:span><text:span text:style-name="T57"> → <text:s text:c="2"/>(</text:span><text:span text:style-name="T52">“msg_type”: “</text:span><text:span text:style-name="T57">webcam status</text:span><text:span text:style-name="T52">” , <text:s/>“</text:span><text:span text:style-name="T100">cloud</text:span><text:span text:style-name="T88">_id</text:span><text:span text:style-name="T52">”: “</text:span><text:span text:style-name="T100">WP</text:span><text:span text:style-name="T88">1000”</text:span><text:span text:style-name="T52">, <text:s/>“</text:span><text:span text:style-name="T56">power”: “True”, <text:s/></text:span><text:span text:style-name="T52">“</text:span><text:span text:style-name="T57">y_turntable”: 1, <text:s/>“x_turntable”: 1)</text:span></text:p>
      <text:p text:style-name="P25">When ‘Webcam’ or ‘Control Webcam’ send<text:span text:style-name="T94">s</text:span> a request the ‘Webcam Status’ will send back the current webcam status to show if any changes have been made.</text:p>
      <text:list xml:id="list114851293724020" text:continue-numbering="true" text:style-name="L10">
        <text:list-item>
          <text:p text:style-name="P64">‘<text:span text:style-name="T76">msg_type’ </text:span><text:span text:style-name="T100">webcam status.</text:span></text:p>
        </text:list-item>
        <text:list-item>
          <text:p text:style-name="P62"><text:span text:style-name="T43">‘</text:span><text:span text:style-name="T47">cloud_id</text:span><text:span text:style-name="T43">’ is the ID generated on the cloud side, </text:span><text:span text:style-name="T47">this ties the data to </text:span><text:span text:style-name="T48">the </text:span><text:span text:style-name="T47">request that generated it</text:span><text:span text:style-name="T43">.</text:span></text:p>
        </text:list-item>
        <text:list-item>
          <text:p text:style-name="P64"><text:span text:style-name="T43">‘</text:span><text:span text:style-name="T45">power’ True/False for is power is on or off on the webcam.</text:span></text:p>
        </text:list-item>
        <text:list-item>
          <text:p text:style-name="P48">‘y_turntable’ current location of the up and down axis.</text:p>
        </text:list-item>
        <text:list-item>
          <text:p text:style-name="P48">‘x_turntable’ current location of the left to right axis.</text:p>
        </text:list-item>
      </text:list>
      <text:p text:style-name="P38"/>
      <text:p text:style-name="P26"><text:span text:style-name="T22">Unable Status:</text:span><text:span text:style-name="T90"> JSON→ (</text:span><text:span text:style-name="T52">“msg_type”: “</text:span><text:span text:style-name="T90">unable status</text:span><text:span text:style-name="T52">” , <text:s/>“</text:span><text:span text:style-name="T100">cloud_i</text:span><text:span text:style-name="T101">d</text:span><text:span text:style-name="T52">”: “</text:span><text:span text:style-name="T100">PI####</text:span><text:span text:style-name="T88">”</text:span><text:span text:style-name="T52">, </text:span><text:span text:style-name="T90">)</text:span></text:p>
      <text:list xml:id="list114851254978837" text:continue-numbering="true" text:style-name="L10">
        <text:list-item>
          <text:p text:style-name="P62">‘<text:span text:style-name="T76">msg_type’ </text:span><text:span text:style-name="T100">unable status.</text:span></text:p>
        </text:list-item>
        <text:list-item>
          <text:p text:style-name="P62"><text:span text:style-name="T43">‘</text:span><text:span text:style-name="T47">cloud_id</text:span><text:span text:style-name="T43">’ is the ID generated on the cloud side, </text:span><text:span text:style-name="T47">this ties the data to </text:span><text:span text:style-name="T48">the </text:span><text:span text:style-name="T47">request that generated it</text:span><text:span text:style-name="T43">.</text:span></text:p>
        </text:list-item>
      </text:list>
      <text:h text:style-name="P41" text:outline-level="1">Factory Module Times:</text:h>
      <text:list xml:id="list147456728" text:style-name="L11">
        <text:list-item>
          <text:p text:style-name="P77"><text:span text:style-name="T6">HBW</text:span>: from high-bay to conveyor (7 Seconds), <text:span text:style-name="T59">moving box back to high-bay (7 Seconds)</text:span></text:p>
        </text:list-item>
        <text:list-item>
          <text:p text:style-name="P77"><text:span text:style-name="T6">VGR</text:span>: from HBW conveyor to MPO oven (10 Seconds), from SLD to ship-out (5 Seconds)</text:p>
        </text:list-item>
        <text:list-item>
          <text:p text:style-name="P77"><text:span text:style-name="T6">MPO</text:span>: from oven to SLD conveyor (8 Seconds + oven time), Red oven time (5 Seconds), Blue oven time (4 Seconds), White oven time (3 Seconds)</text:p>
        </text:list-item>
        <text:list-item>
          <text:p text:style-name="P77"><text:span text:style-name="T6">SLD</text:span>: from <text:span text:style-name="T94">the </text:span>color sensor to sorter (4 Seconds + color travel), White travel (0 Seconds), Red travel (1 Second), Blue travel (2 Second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1:28:18.588349763</meta:creation-date>
    <dc:date>2021-11-16T11:48:49.257106063</dc:date>
    <meta:editing-duration>PT3H14M4S</meta:editing-duration>
    <meta:editing-cycles>41</meta:editing-cycles>
    <meta:generator>LibreOffice/6.4.7.2$Linux_X86_64 LibreOffice_project/40$Build-2</meta:generator>
    <meta:document-statistic meta:table-count="0" meta:image-count="0" meta:object-count="0" meta:page-count="4" meta:paragraph-count="105" meta:word-count="1361" meta:character-count="8554" meta:non-whitespace-character-count="7252"/>
  </office:meta>
</office:document-meta>
</file>